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nnerDiameter</text:p>
          </table:table-cell>
          <table:table-cell office:value-type="string">
            <text:p>outerDiameter</text:p>
          </table:table-cell>
          <table:table-cell office:value-type="string">
            <text:p>width</text:p>
          </table:table-cell>
        </table:table-row>
        <table:table-row table:style-name="ro2">
          <table:table-cell office:value-type="string">
            <text:p>683zz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693zz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03z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23z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84zz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94zz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04zz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24zz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34zz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25zz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85zz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5zz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05zz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25zz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35zz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86zz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6zz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06zz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26zz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87zz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7zz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07zz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27zz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688zz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8zz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08zz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689zz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9zz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 table:number-rows-repeated="104854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0:38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7-15T10:45:14</dc:date>
    <dc:creator>steve </dc:creator>
    <meta:editing-duration>P0D</meta:editing-duration>
    <meta:editing-cycles>2</meta:editing-cycles>
    <meta:document-statistic meta:table-count="1" meta:cell-count="116" meta:object-count="0"/>
  </office:meta>
</office:document-meta>
</file>